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Table1" style:family="table">
      <style:table-properties style:width="6.6931in" fo:margin-left="-0.009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25pt solid #000000" style:writing-mode="lr-tb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color="#000000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ista de Exercícios II</text:p>
      <text:p text:style-name="P2">Manipulando Array</text:p>
      <text:p text:style-name="P2"/>
      <text:p text:style-name="Standard"><text:span text:style-name="Fonte_20_parág._20_padrão"><text:span text:style-name="T1">Material extra array: </text:span></text:span><text:a xlink:type="simple" xlink:href="http://www.tiexpert.net/programacao/web/php/array.php" office:target-frame-name="_top" xlink:show="replace" text:style-name="Internet_20_link" text:visited-style-name="Visited_20_Internet_20_Link"><text:span text:style-name="Fonte_20_parág._20_padrão"><text:span text:style-name="T1">http://www.tiexpert.net/programacao/web/php/array.php</text:span></text:span></text:a></text:p>
      <text:p text:style-name="P1">Guia de referência oficial em português: http://br1.php.net/manual/pt_BR/function.sort.php</text:p>
      <text:p text:style-name="Standard"><text:span text:style-name="Fonte_20_parág._20_padrão"><text:span text:style-name="T1">Guia de referência oficial em espanhol: </text:span></text:span><text:a xlink:type="simple" xlink:href="http://br1.php.net/manual/es/book.array.php" office:target-frame-name="_top" xlink:show="replace" text:style-name="Internet_20_link" text:visited-style-name="Visited_20_Internet_20_Link">http://br1.php.net/manual/es/book.array.php</text:a></text:p>
      <text:p text:style-name="Standard"/>
      <text:p text:style-name="Standard"><text:span text:style-name="Fonte_20_parág._20_padrão"><text:span text:style-name="T3">lista2-01.php</text:span></text:span><text:span text:style-name="Fonte_20_parág._20_padrão"><text:span text:style-name="T4">) Criar um array com 10 posições, inserindo nos mesmos valores inteiros.</text:span></text:span></text:p>
      <text:p text:style-name="P4">Imprimir os valores que forem maiores que 20 (Usar o comando for).</text:p>
      <text:p text:style-name="P3"/>
      <text:p text:style-name="P3"/>
      <text:p text:style-name="Standard"><text:span text:style-name="Fonte_20_parág._20_padrão"><text:span text:style-name="T3">lista2-02.php</text:span></text:span><text:span text:style-name="Fonte_20_parág._20_padrão"><text:span text:style-name="T4">) Criar um array com 6 posições. Exibir a soma dos valores pares (Usar o comando foreach).</text:span></text:span></text:p>
      <text:p text:style-name="P4"/>
      <text:p text:style-name="Standard"><text:span text:style-name="Fonte_20_parág._20_padrão"><text:span text:style-name="T3">lista2-03.php</text:span></text:span><text:span text:style-name="Fonte_20_parág._20_padrão"><text:span text:style-name="T4">) Criar um array associativo guardando informações a respeito de uma casa. Devem ser armazenada informações para representar as seguintes informações:</text:span></text:span></text:p>
      <text:list xml:id="list7008206505739566915" text:style-name="L1">
        <text:list-item>
          <text:p text:style-name="P8">Endereço, número de quartos, lareira(sim/não), churrasqueira(sim/não) e quantidade de banheiros.</text:p>
        </text:list-item>
      </text:list>
      <text:p text:style-name="P4">Usar valor boleando(true ou false) para representar as informações de sim/não.</text:p>
      <text:p text:style-name="P4">Exibir os dados em html seguindo o exemplo abaixo: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Dados da Casa</text:p>
            <text:p text:style-name="P6"/>
            <text:p text:style-name="Table_20_Contents"><text:span text:style-name="Fonte_20_parág._20_padrão"><text:span text:style-name="T2">Endereço: </text:span></text:span><text:span text:style-name="Fonte_20_parág._20_padrão"><text:span text:style-name="T5">Rua abcd, 123.</text:span></text:span></text:p>
            <text:p text:style-name="Table_20_Contents"><text:span text:style-name="Fonte_20_parág._20_padrão"><text:span text:style-name="T2">Num. De Quartos: </text:span></text:span>2</text:p>
            <text:p text:style-name="Table_20_Contents"><text:span text:style-name="Fonte_20_parág._20_padrão"><text:span text:style-name="T2">Lareira: </text:span></text:span>Sim</text:p>
            <text:p text:style-name="Table_20_Contents"><text:span text:style-name="Fonte_20_parág._20_padrão"><text:span text:style-name="T2">Churrasqueira: </text:span></text:span>Não</text:p>
            <text:p text:style-name="Table_20_Contents"><text:span text:style-name="Fonte_20_parág._20_padrão"><text:span text:style-name="T2">Banehiros: </text:span></text:span>2</text:p>
            <text:p text:style-name="Table_20_Contents"/>
          </table:table-cell>
        </table:table-row>
      </table:table>
      <text:p text:style-name="P1"/>
      <text:p text:style-name="Standard"><text:span text:style-name="Fonte_20_parág._20_padrão"><text:span text:style-name="T3">lista2-04.php</text:span></text:span><text:span text:style-name="Fonte_20_parág._20_padrão"><text:span text:style-name="T4">) Criar um array associativo para representar qualquer estrutura do mundo real (com seis características). Escrever os dados atribuidos na tela(pode usar o exemplo acima como modelo).</text:span></text:span></text:p>
      <text:p text:style-name="P4"/>
      <text:p text:style-name="Standard"><text:span text:style-name="Fonte_20_parág._20_padrão"><text:span text:style-name="T3">lista2-05.php</text:span></text:span><text:span text:style-name="Fonte_20_parág._20_padrão"><text:span text:style-name="T4">) Criar uma estrutura de vetor para atribuir dados de alunos.</text:span></text:span></text:p>
      <text:p text:style-name="P4">Os dados de cada aluno são: Nome, matrícula e idade.</text:p>
      <text:p text:style-name="P4">Guardar informações de cinco alunos.</text:p>
      <text:p text:style-name="P4">Exibir os dados de todos alunos na tela, um abaixo do outro.</text:p>
      <text:p text:style-name="P4"/>
      <text:p text:style-name="Standard"><text:span text:style-name="Fonte_20_parág._20_padrão"><text:span text:style-name="T3">lista2-06.php</text:span></text:span><text:span text:style-name="Fonte_20_parág._20_padrão"><text:span text:style-name="T4">) Criar uma estrutura de vetor para atribuir dados de produtos.</text:span></text:span></text:p>
      <text:p text:style-name="P4">Os dados de cada produto são: Nome, categoria, preço e marca.</text:p>
      <text:p text:style-name="P4">Guardar informações de 4 produtos.</text:p>
      <text:p text:style-name="P5">Exibir os dados de todos produtos na tela, um abaixo do outro.</text:p>
      <text:p text:style-name="P5">Abaixo deles escrever o preço total dos produtos (o somatório dos produtos do array).</text:p>
      <text:p text:style-name="P5"/>
      <text:p text:style-name="Standard"><text:span text:style-name="Fonte_20_parág._20_padrão"><text:span text:style-name="T3">lista2-07.php</text:span></text:span><text:span text:style-name="Fonte_20_parág._20_padrão"><text:span text:style-name="T4">) Criar uma estrutura de vetor para atribuir dados de produtos.</text:span></text:span></text:p>
      <text:p text:style-name="P4">Os dados de cada produto são: Nome, categoria, preço e marca.</text:p>
      <text:p text:style-name="P4">Guardar informações de 4 produtos.</text:p>
      <text:p text:style-name="P5">Exibir os dados de todos produtos na tela, um abaixo do outro.</text:p>
      <text:p text:style-name="P5">Abaixo deles escrever o preço total dos produtos (o somatório dos produtos do array).</text:p>
      <text:p text:style-name="P4"/>
      <text:p text:style-name="Standard"><text:span text:style-name="Fonte_20_parág._20_padrão"><text:span text:style-name="T3">lista2-08.php</text:span></text:span><text:span text:style-name="Fonte_20_parág._20_padrão"><text:span text:style-name="T4">) Aproveitar o array criado no exemplo anterior e usar os seguinte comandos:</text:span></text:span></text:p>
      <text:p text:style-name="P4"/>
      <text:p text:style-name="P4"><text:soft-page-break/></text:p>
      <text:p text:style-name="P4">&lt;h4&gt;VAR_DUMP&lt;/h4&gt;</text:p>
      <text:p text:style-name="P4">&lt;?php</text:p>
      <text:p text:style-name="P4">//considerando $produtos o nome do array criado no exemplo</text:p>
      <text:p text:style-name="P4">var_dump($produtos);</text:p>
      <text:p text:style-name="P4">?&gt;</text:p>
      <text:p text:style-name="P4">&lt;hr/&gt;</text:p>
      <text:p text:style-name="P4">&lt;h4&gt;print_r&lt;/h4&gt;</text:p>
      <text:p text:style-name="P4">&lt;?php</text:p>
      <text:p text:style-name="P4">//considerando $produtos o nome do array criado no exemplo</text:p>
      <text:p text:style-name="P4">print_r($produtos);</text:p>
      <text:p text:style-name="P4">?&gt;</text:p>
      <text:p text:style-name="P4">Observar a execução dos comandos e como estes podem ajudar na programação.</text:p>
      <text:p text:style-name="P4"/>
      <text:p text:style-name="Standard"><text:span text:style-name="Fonte_20_parág._20_padrão"><text:span text:style-name="T3">lista2.php</text:span></text:span><text:span text:style-name="Fonte_20_parág._20_padrão"><text:span text:style-name="T4">) Criar um arquivo com link para os demais arquivos da lista. Colorar nesse arquivo o nome do aluno.</text:span></text:span></text:p>
      <text:p text:style-name="P4"/>
      <text:p text:style-name="P4"/>
      <text:p text:style-name="P4"/>
      <text:p text:style-name="P4"/>
      <text:p text:style-name="P4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MacOSX_X86_64 LibreOffice_project/9bb7eadab57b6755b1265afa86e04bf45fbfc644</meta:generator>
    <meta:initial-creator>Carol Coradini</meta:initial-creator>
    <meta:creation-date>2014-02-25T18:47:00Z</meta:creation-date>
    <dc:date>2016-02-22T14:41:12.208491000</dc:date>
    <meta:editing-cycles>3</meta:editing-cycles>
    <meta:editing-duration>PT23S</meta:editing-duration>
    <meta:document-statistic meta:table-count="1" meta:image-count="0" meta:object-count="0" meta:page-count="2" meta:paragraph-count="47" meta:word-count="376" meta:character-count="2560" meta:non-whitespace-character-count="2232"/>
    <meta:template xlink:type="simple" xlink:actuate="onRequest" xlink:title="" xlink:href="Normal"/>
  </office:meta>
</office:document-meta>
</file>